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fe241" officeooo:paragraph-rsid="000fe241" style:font-size-asian="22pt" style:font-size-complex="22pt"/>
    </style:style>
    <style:style style:name="T1" style:family="text">
      <style:text-properties fo:language="pt" fo:country="BR" officeooo:rsid="00118509"/>
    </style:style>
    <style:style style:name="T2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gs <text:span text:style-name="T1">ú</text:span>teis</text:p>
      <text:p text:style-name="P1"/>
      <text:p text:style-name="P1">- &lt;abbr&gt; <text:s/>abbreviation [<text:span text:style-name="T2">abreviação</text:span>]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20:38:06.063000000</meta:creation-date>
    <dc:date>2024-12-20T20:39:53.968000000</dc:date>
    <meta:editing-duration>PT1M48S</meta:editing-duration>
    <meta:editing-cycles>2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2" meta:word-count="6" meta:character-count="45" meta:non-whitespace-character-count="40"/>
  </office:meta>
</office:document-meta>
</file>